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6">
        <text:p text:style-name="Textkörper_20_Einrückung_20_Organon"><text:s/>Siehe: Allgemein / Löschen des Papierkorb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6" meta:character-count="43"/>
    <dc:date>2015-05-09T12:11:10.94</dc:date>
    <meta:editing-duration>P0D</meta:editing-duration>
    <meta:editing-cycles>1</meta:editing-cycles>
    <meta:generator>OpenOffice/4.1.1$Win32 OpenOffice.org_project/411m6$Build-9775</meta:generator>
  </office:meta>
</office:document-meta>
</file>